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 fo:text-align="center" style:justify-single-word="false"/>
      <style:text-properties fo:font-size="12pt" officeooo:rsid="009a005d" officeooo:paragraph-rsid="009a005d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528a5c" officeooo:paragraph-rsid="00528a5c" style:font-weight-asian="bold" style:font-weight-complex="bold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8c0ee2" officeooo:paragraph-rsid="008c0ee2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8c0ee2" officeooo:paragraph-rsid="00a2587c"/>
    </style:style>
    <style:style style:name="P32" style:family="paragraph" style:parent-style-name="No_20_Spacing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.397cm"/>
        </style:tab-stops>
      </style:paragraph-properties>
      <style:text-properties officeooo:rsid="008c0ee2" officeooo:paragraph-rsid="00a2587c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3fec" officeooo:paragraph-rsid="00973fec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b546" officeooo:paragraph-rsid="0097b546" style:font-weight-asian="normal" style:font-weight-complex="normal"/>
    </style:style>
    <style:style style:name="P3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b546" officeooo:paragraph-rsid="00528a5c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c74aa" officeooo:paragraph-rsid="009c74aa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c74aa" officeooo:paragraph-rsid="009d2817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15%" fo:text-align="end" style:justify-single-word="false" fo:text-indent="1.249cm" style:auto-text-indent="false" fo:break-before="page"/>
      <style:text-properties fo:language="ru" fo:country="RU" fo:font-weight="normal" officeooo:rsid="009c74aa" officeooo:paragraph-rsid="009c74aa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15%" fo:text-align="start" style:justify-single-word="false" fo:text-indent="1.249cm" style:auto-text-indent="false"/>
      <style:text-properties fo:language="ru" fo:country="RU" fo:font-weight="normal" officeooo:rsid="009c74aa" officeooo:paragraph-rsid="009d2817" style:font-weight-asian="normal" style:font-weight-complex="normal"/>
    </style:style>
    <style:style style:name="P4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273ee" officeooo:paragraph-rsid="00a273ee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style="normal" fo:font-weight="bold" officeooo:rsid="0097b546" officeooo:paragraph-rsid="0097b546" style:font-style-asian="normal" style:font-weight-asian="bold" style:font-style-complex="normal" style:font-weight-complex="bold"/>
    </style:style>
    <style:style style:name="P42" style:family="paragraph" style:parent-style-name="No_20_Spacing">
      <style:paragraph-properties fo:line-height="115%" fo:text-align="center" style:justify-single-word="false"/>
      <style:text-properties officeooo:rsid="009a005d" officeooo:paragraph-rsid="009a005d"/>
    </style:style>
    <style:style style:name="P43" style:family="paragraph" style:parent-style-name="No_20_Spacing" style:master-page-name="First_20_Page">
      <style:paragraph-properties fo:text-align="center" style:justify-single-word="false" style:page-number="auto"/>
    </style:style>
    <style:style style:name="P4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273ee" officeooo:paragraph-rsid="00a273ee" style:font-weight-asian="normal" style:font-weight-complex="normal"/>
    </style:style>
    <style:style style:name="P4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81f57" officeooo:paragraph-rsid="00a81f57" style:font-weight-asian="normal" style:font-weight-complex="normal"/>
    </style:style>
    <style:style style:name="P46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8c0ee2" officeooo:paragraph-rsid="00af4db5" style:font-weight-asian="normal" style:font-weight-complex="normal"/>
    </style:style>
    <style:style style:name="P47" style:family="paragraph" style:parent-style-name="No_20_Spacing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.397cm"/>
        </style:tab-stops>
      </style:paragraph-properties>
      <style:text-properties officeooo:rsid="008c0ee2" officeooo:paragraph-rsid="00af4db5"/>
    </style:style>
    <style:style style:name="P48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8c0ee2" officeooo:paragraph-rsid="00af4db5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b546" officeooo:paragraph-rsid="0097b546" style:font-weight-asian="normal" style:font-weight-complex="normal"/>
    </style:style>
    <style:style style:name="P5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81f57" officeooo:paragraph-rsid="00a81f57" style:font-weight-asian="normal" style:font-weight-complex="normal"/>
    </style:style>
    <style:style style:name="P51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98166" officeooo:paragraph-rsid="00a98166" style:font-weight-asian="normal" style:font-weight-complex="normal"/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d092e" officeooo:paragraph-rsid="00ad092e" style:font-weight-asian="normal" style:font-weight-complex="normal"/>
    </style:style>
    <style:style style:name="P5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ad66cb" officeooo:paragraph-rsid="00ad66cb" style:font-weight-asian="normal" style:font-weight-complex="normal"/>
    </style:style>
    <style:style style:name="P5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af4db5" officeooo:paragraph-rsid="00af4db5" style:font-weight-asian="normal" style:font-weight-complex="normal"/>
    </style:style>
    <style:style style:name="P5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3fec" officeooo:paragraph-rsid="00973fec" style:font-weight-asian="normal" style:font-weight-complex="normal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8b10fa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officeooo:rsid="002af614"/>
    </style:style>
    <style:style style:name="T7" style:family="text">
      <style:text-properties officeooo:rsid="002b26ff"/>
    </style:style>
    <style:style style:name="T8" style:family="text">
      <style:text-properties officeooo:rsid="00511110"/>
    </style:style>
    <style:style style:name="T9" style:family="text">
      <style:text-properties officeooo:rsid="008b10fa"/>
    </style:style>
    <style:style style:name="T10" style:family="text">
      <style:text-properties officeooo:rsid="0097b546"/>
    </style:style>
    <style:style style:name="T11" style:family="text">
      <style:text-properties officeooo:rsid="00a09b59"/>
    </style:style>
    <style:style style:name="T12" style:family="text">
      <style:text-properties officeooo:rsid="00a28ce5"/>
    </style:style>
    <style:style style:name="T13" style:family="text">
      <style:text-properties officeooo:rsid="00a2e658"/>
    </style:style>
    <style:style style:name="T14" style:family="text">
      <style:text-properties officeooo:rsid="00a70f21"/>
    </style:style>
    <style:style style:name="T15" style:family="text">
      <style:text-properties officeooo:rsid="00a98166"/>
    </style:style>
    <style:style style:name="T16" style:family="text">
      <style:text-properties officeooo:rsid="00aac734"/>
    </style:style>
    <style:style style:name="T17" style:family="text">
      <style:text-properties officeooo:rsid="00ac1578"/>
    </style:style>
    <style:style style:name="T18" style:family="text">
      <style:text-properties officeooo:rsid="00af4d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20">ассистент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42"><text:span text:style-name="T5">А.</text:span><text:span text:style-name="T4">Э.Зянчурин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1">3</text:span></text:p>
      <text:p text:style-name="P13"/>
      <text:p text:style-name="P14">«<text:span text:style-name="T9">Применение </text:span><text:span text:style-name="T11">инструментальных средств автоматизации процессов разработки программного обеспечения</text:span>»</text:p>
      <text:p text:style-name="P13"/>
      <text:p text:style-name="P3"><text:span text:style-name="T2">ПО КУРСУ: «</text:span><text:span text:style-name="T3">Основы программной инженерии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9">29</text:span><text:span text:style-name="T6">.</text:span><text:span text:style-name="T7">0</text:span><text:span text:style-name="T8">5</text:span>.202<text:span text:style-name="T8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2"/>
      <text:p text:style-name="P25"/>
      <text:p text:style-name="P28">Цель работы</text:p>
      <text:p text:style-name="P24">Целью работы является формирование практических навыков применения инструментальных средств автоматизации процессов разработки программного обеспечения.</text:p>
      <text:p text:style-name="P23"/>
      <text:p text:style-name="P26">Задание на лабораторную работу:</text:p>
      <text:p text:style-name="P29">Автоматизация процессов компоновки, компиляции, развертывания и доставки прикладного программного обеспечения, а также установки и конфигурирования системного программного обеспечения посредством специальных сценариев последовательного выполнения программ (команд) входящих в состав операционных систем. Выполнение лабораторной работы предполагает индивидуальную работу в соответствии с вариантом задания.</text:p>
      <text:p text:style-name="P29"/>
      <text:p text:style-name="P30">Вариант 1</text:p>
      <text:p text:style-name="P30">Установка и управление конфигурацией webсервера Apache</text:p>
      <text:p text:style-name="P30"/>
      <text:p text:style-name="P30">Утилита должна реализовывать следующий функционал:</text:p>
      <text:p text:style-name="P30">- установку web-сервера;</text:p>
      <text:p text:style-name="P31">- конфигурирование виртуального хоста;</text:p>
      <text:p text:style-name="P31">- подключение модулей расширения;</text:p>
      <text:p text:style-name="P32">- размещение символических ссылок директорий сайтов в директорию /var/www;</text:p>
      <text:p text:style-name="P31">- справочную информацию</text:p>
      <text:p text:style-name="P29"/>
      <text:p text:style-name="P27">Выполнение работы:</text:p>
      <text:p text:style-name="P35"/>
      <text:p text:style-name="P40">В ходе работы был разработан скрипт, позволяющий развернуть и сконфигурировать веб-сервер, а также разместить символические ссылки сайтов.</text:p>
      <text:p text:style-name="P40"/>
      <text:p text:style-name="P40">Скрипт разделен на три функции:</text:p>
      <text:p text:style-name="P40">1. Функция полного развертывания веб-сервера — <text:span text:style-name="T14">install</text:span>.</text:p>
      <text:p text:style-name="P45">Пример вызова:</text:p>
      <text:p text:style-name="P45">$ ./roll_it_up.sh -i</text:p>
      <text:p text:style-name="P40">Данная функция удалят уже установленный пакет apache2 и разворачивает веб-серве<text:span text:style-name="T12">р</text:span> с нуля, <text:span text:style-name="T13">добавляя и изменяя необходимые конфигурационные файлы. Также после ее выполнения пользователю предлагается добавить символические ссылки</text:span>:</text:p>
      <text:p text:style-name="P40"/>
      <text:p text:style-name="P40">install() {</text:p>
      <text:p text:style-name="P40"><text:s text:c="4"/>sudo apt update</text:p>
      <text:p text:style-name="P40"><text:s text:c="4"/>yes Y | sudo apt purge apache2</text:p>
      <text:p text:style-name="P40"><text:soft-page-break/><text:s text:c="4"/>yes Y | sudo apt install apache2 postgresql postgresql-contrib libpqxx-4.0v5 libpqxx-dev libcgicc3 libcgicc-dev</text:p>
      <text:p text:style-name="P40"><text:s text:c="4"/>sudo a2dissite 000-default.conf</text:p>
      <text:p text:style-name="P40"><text:s text:c="4"/>sudo a2enmod cgi</text:p>
      <text:p text:style-name="P40"/>
      <text:p text:style-name="P40"><text:s text:c="4"/>read -p "Enter .conf file name: " choice</text:p>
      <text:p text:style-name="P40"><text:s text:c="4"/>sudo rm -rf /etc/apache2/site-available/${choice}</text:p>
      <text:p text:style-name="P40"><text:s text:c="4"/>rm -rf ${choice}</text:p>
      <text:p text:style-name="P40"><text:s text:c="4"/>touch ${choice}</text:p>
      <text:p text:style-name="P40"/>
      <text:p text:style-name="P40">printf "</text:p>
      <text:p text:style-name="P40">&lt;VirtualHost *:80&gt;</text:p>
      <text:p text:style-name="P40"><text:s text:c="4"/>DocumentRoot \"/var/www/html\"</text:p>
      <text:p text:style-name="P40"><text:s text:c="4"/>&lt;Directory /var/www/html&gt;</text:p>
      <text:p text:style-name="P40"><text:s text:c="8"/>AllowOverride None</text:p>
      <text:p text:style-name="P40"><text:s text:c="8"/>Options FollowSymLinks</text:p>
      <text:p text:style-name="P40"><text:s text:c="8"/>Options +ExecCGI</text:p>
      <text:p text:style-name="P40"><text:s text:c="8"/>AddHandler cgi-script .cgi</text:p>
      <text:p text:style-name="P40"><text:s text:c="4"/>&lt;/Directory&gt;</text:p>
      <text:p text:style-name="P40">&lt;/VirtualHost&gt;</text:p>
      <text:p text:style-name="P40"><text:s text:c="4"/>" &gt;&gt; ${choice}</text:p>
      <text:p text:style-name="P40"/>
      <text:p text:style-name="P40"><text:s text:c="4"/>sudo cp -rf ${choice} /etc/apache2/sites-available/${choice}</text:p>
      <text:p text:style-name="P40"><text:s text:c="4"/>rm -rf ${choice}</text:p>
      <text:p text:style-name="P40"><text:s text:c="4"/>sudo a2ensite ${choice}</text:p>
      <text:p text:style-name="P40"/>
      <text:p text:style-name="P40"><text:s text:c="4"/>sudo chown -R ${USER}:${USER} /var/www/html</text:p>
      <text:p text:style-name="P40"><text:s text:c="4"/>sudo chmod -R 755 /var/www/html</text:p>
      <text:p text:style-name="P40"><text:s text:c="4"/></text:p>
      <text:p text:style-name="P40"><text:s text:c="4"/>cp -rf /etc/apache2/apache2.conf .</text:p>
      <text:p text:style-name="P40"><text:s text:c="4"/>sudo printf "</text:p>
      <text:p text:style-name="P40">&lt;Directory /var/www/html&gt;</text:p>
      <text:p text:style-name="P40"><text:s text:c="4"/>AllowOverride None</text:p>
      <text:p text:style-name="P40"><text:s text:c="4"/>Options FollowSymLinks</text:p>
      <text:p text:style-name="P40"><text:s text:c="4"/>Options +ExecCGI</text:p>
      <text:p text:style-name="P40"><text:s text:c="4"/>AddHandler cgi-script .cgi</text:p>
      <text:p text:style-name="P40">&lt;/Directory&gt;</text:p>
      <text:p text:style-name="P40"><text:s text:c="4"/>" &gt;&gt; apache2.conf</text:p>
      <text:p text:style-name="P40"/>
      <text:p text:style-name="P40">sudo cp -rf apache2.conf /etc/apache2/apache2.conf</text:p>
      <text:p text:style-name="P40"><text:s text:c="4"/>rm -rf apache2.conf</text:p>
      <text:p text:style-name="P40"><text:s text:c="4"/>sudo systemctl reload apache2.service</text:p>
      <text:p text:style-name="P40"><text:s text:c="4"/>print_ln Success "Web-server install and configure success"</text:p>
      <text:p text:style-name="P40"/>
      <text:p text:style-name="P40"><text:soft-page-break/><text:s text:c="4"/>read -p "Do you want to add symbolic links? (y/N):"<text:tab/>ans</text:p>
      <text:p text:style-name="P40"><text:tab/>case $ans in</text:p>
      <text:p text:style-name="P40"><text:tab/><text:tab/>[Yy]* ) confirm=1 ;;</text:p>
      <text:p text:style-name="P40"><text:tab/><text:tab/>[Nn]* | *) return;;</text:p>
      <text:p text:style-name="P40"><text:tab/><text:tab/>* ) echo "Valid answers are Y or N.";;</text:p>
      <text:p text:style-name="P40"><text:tab/>esac</text:p>
      <text:p text:style-name="P40"><text:s text:c="4"/></text:p>
      <text:p text:style-name="P40"><text:tab/>if(($confirm==1)); then</text:p>
      <text:p text:style-name="P40"><text:s text:c="8"/>read -p "Enter folder to link: " folder</text:p>
      <text:p text:style-name="P40"><text:s text:c="8"/>make_link_dir ${folder}</text:p>
      <text:p text:style-name="P40"><text:tab/>fi;</text:p>
      <text:p text:style-name="P40"/>
      <text:p text:style-name="P40"><text:s text:c="4"/>exit</text:p>
      <text:p text:style-name="P40">}</text:p>
      <text:p text:style-name="P34"/>
      <text:p text:style-name="P50">2. Функция добавления символический ссылок — <text:span text:style-name="T15">make_link_dir</text:span></text:p>
      <text:p text:style-name="P51">Пример вызова:</text:p>
      <text:p text:style-name="P51">$ ./roll_it_up.sh -i {dir_name}</text:p>
      <text:p text:style-name="P51">Функция добавляет символическую ссылку в директорию /var/www/. <text:span text:style-name="T16">Если папка с таким именем существует, функция отобразит сообщение с ошибкой </text:span><text:span text:style-name="T17">и предлагает удалить директорию</text:span><text:span text:style-name="T16">.</text:span></text:p>
      <text:p text:style-name="P51"/>
      <text:p text:style-name="P51">make_link_dir() {</text:p>
      <text:p text:style-name="P51"><text:s text:c="4"/>cd ${1}</text:p>
      <text:p text:style-name="P51"><text:s text:c="4"/>target_path=/var/www/$(basename ${PWD})</text:p>
      <text:p text:style-name="P51"><text:s text:c="4"/>if [[ -d ${target_path} || -h ${target_path} ]]; then</text:p>
      <text:p text:style-name="P51"><text:s text:c="8"/>print_ln Critical "Directory exists!"</text:p>
      <text:p text:style-name="P51"><text:s text:c="8"/>read -p "Do you want remove directory? (y/N):"<text:tab/>ans</text:p>
      <text:p text:style-name="P51"><text:tab/> <text:s text:c="3"/>case $ans in</text:p>
      <text:p text:style-name="P51"><text:tab/> <text:s text:c="3"/><text:tab/>[Yy]* ) confirm=1 ;;</text:p>
      <text:p text:style-name="P51"><text:tab/> <text:s text:c="3"/><text:tab/>[Nn]* | *) return;;</text:p>
      <text:p text:style-name="P51"><text:tab/> <text:s text:c="3"/><text:tab/>* ) echo "Valid answers are Y or N.";;</text:p>
      <text:p text:style-name="P51"><text:tab/> <text:s text:c="3"/>esac</text:p>
      <text:p text:style-name="P51"><text:s text:c="4"/></text:p>
      <text:p text:style-name="P51"><text:s text:c="8"/>if(($confirm==1)); then <text:s text:c="3"/></text:p>
      <text:p text:style-name="P51"><text:s text:c="12"/>if [ ! -h ${target_path} ]; then</text:p>
      <text:p text:style-name="P51"><text:s text:c="16"/>sudo rm -rf ${target_path}</text:p>
      <text:p text:style-name="P51"><text:s text:c="12"/>else </text:p>
      <text:p text:style-name="P51"><text:s text:c="16"/>sudo rm ${target_path}</text:p>
      <text:p text:style-name="P51"><text:s text:c="12"/>fi;</text:p>
      <text:p text:style-name="P51"><text:s text:c="8"/>fi;</text:p>
      <text:p text:style-name="P51"><text:s text:c="4"/>fi;</text:p>
      <text:p text:style-name="P51"><text:s text:c="4"/></text:p>
      <text:p text:style-name="P51"><text:s text:c="4"/>sudo ln -s -r ${PWD} /var/www/</text:p>
      <text:p text:style-name="P51"><text:soft-page-break/><text:s text:c="4"/>sudo chown -R ${USER}:${USER} ${target_path}</text:p>
      <text:p text:style-name="P51"><text:s text:c="4"/>sudo chmod -R 755 ${target_path}</text:p>
      <text:p text:style-name="P51">}</text:p>
      <text:p text:style-name="P51"/>
      <text:p text:style-name="P52">3. Функция usage</text:p>
      <text:p text:style-name="P52">Пример использования:</text:p>
      <text:p text:style-name="P52">$ ./roll_it_up.sh -h</text:p>
      <text:p text:style-name="P52">Показывает пользователю все возможные команды.</text:p>
      <text:p text:style-name="P52"/>
      <text:p text:style-name="P52">usage() {</text:p>
      <text:p text:style-name="P52"><text:s text:c="4"/>cat &lt;&lt; EOF</text:p>
      <text:p text:style-name="P52"><text:s text:c="4"/>Usage: $(basename "${BASH_SOURCE[0]}") command [args]</text:p>
      <text:p text:style-name="P52"/>
      <text:p text:style-name="P52"><text:s text:c="4"/>Available commands:</text:p>
      <text:p text:style-name="P52"><text:s text:c="4"/>-h --help - Print this help</text:p>
      <text:p text:style-name="P52"><text:s text:c="4"/>-i --install - Install and configure all requeried packages</text:p>
      <text:p text:style-name="P52"><text:s text:c="4"/>-l --link - make symlinks for site files</text:p>
      <text:p text:style-name="P52"><text:s text:c="4"/>-d --link-dir - make symlinks for dir of site files</text:p>
      <text:p text:style-name="P52">EOF</text:p>
      <text:p text:style-name="P52"><text:s text:c="4"/>exit</text:p>
      <text:p text:style-name="P52">}</text:p>
      <text:p text:style-name="P52"/>
      <text:p text:style-name="P52">Также дополнительно созданы вспомогательные функции:</text:p>
      <text:p text:style-name="P52">1. Функция вывода форматированного текста.</text:p>
      <text:p text:style-name="P53">Выводит в консоль окрашенный текст в зависимости от его назначения.</text:p>
      <text:p text:style-name="P52"/>
      <text:p text:style-name="P52">print_ln() { <text:s text:c="3"/></text:p>
      <text:p text:style-name="P52"><text:s text:c="4"/>case ${1} in</text:p>
      <text:p text:style-name="P52"><text:s text:c="4"/>Critical) </text:p>
      <text:p text:style-name="P52"><text:s text:c="8"/>ln_color=${RED} ;;</text:p>
      <text:p text:style-name="P52"><text:s text:c="4"/>Success) </text:p>
      <text:p text:style-name="P52"><text:s text:c="8"/>ln_color=${GREEN} ;;</text:p>
      <text:p text:style-name="P52"><text:s text:c="4"/>Info) </text:p>
      <text:p text:style-name="P52"><text:s text:c="8"/>ln_color=${BLUE} ;;</text:p>
      <text:p text:style-name="P52"><text:s text:c="4"/>Default) </text:p>
      <text:p text:style-name="P52"><text:s text:c="8"/>ln_color=${CLEARC} ;;</text:p>
      <text:p text:style-name="P52"><text:s text:c="4"/>esac</text:p>
      <text:p text:style-name="P52"/>
      <text:p text:style-name="P52"><text:s text:c="4"/>printf "${ln_color}${2}${CLEARC}\n" </text:p>
      <text:p text:style-name="P52">}</text:p>
      <text:p text:style-name="P52"/>
      <text:p text:style-name="P53">2. Функция разбора ключей. Запускает необходимые функции в зависимости от введенных пользователем ключей:</text:p>
      <text:p text:style-name="P53"><text:soft-page-break/>parse_params() {</text:p>
      <text:p text:style-name="P53"><text:s text:c="4"/>params=''</text:p>
      <text:p text:style-name="P53"><text:s text:c="4"/>while [[ $# -gt 0 ]]; do</text:p>
      <text:p text:style-name="P53"><text:s text:c="8"/>case $1 in</text:p>
      <text:p text:style-name="P53"><text:s text:c="8"/>-h | --help) </text:p>
      <text:p text:style-name="P53"><text:s text:c="12"/>usage ;;</text:p>
      <text:p text:style-name="P53"><text:tab/> <text:s text:c="3"/>-i | --install) </text:p>
      <text:p text:style-name="P53"><text:s text:c="12"/>install ;;</text:p>
      <text:p text:style-name="P53"><text:s text:c="8"/>-d | --link-dir)</text:p>
      <text:p text:style-name="P53"><text:s text:c="12"/>make_link_dir ${2};;</text:p>
      <text:p text:style-name="P53"><text:s text:c="8"/>-* | --* | -?*)</text:p>
      <text:p text:style-name="P53"><text:s text:c="12"/>print_ln Critical "Invalid command"</text:p>
      <text:p text:style-name="P53"><text:s text:c="12"/>usage</text:p>
      <text:p text:style-name="P53"><text:s text:c="12"/>break ;;</text:p>
      <text:p text:style-name="P53"><text:s text:c="8"/>esac</text:p>
      <text:p text:style-name="P53"><text:s text:c="8"/>shift</text:p>
      <text:p text:style-name="P53"><text:s text:c="4"/>done</text:p>
      <text:p text:style-name="P53"><text:s text:c="4"/>return 0</text:p>
      <text:p text:style-name="P53">} </text:p>
      <text:p text:style-name="P52"/>
      <text:p text:style-name="P41">Выводы</text:p>
      <text:p text:style-name="P34"/>
      <text:p text:style-name="P33">В рамках лабораторной работы по варианту разработана утилита для выполнения ряда служебных операций <text:span text:style-name="T18">по развертыванию на конфигурирования веб-сервера, поддерживающая операции:</text:span></text:p>
      <text:p text:style-name="P48"><text:tab/>- установку web-сервера;</text:p>
      <text:p text:style-name="P48"><text:tab/>- конфигурирование виртуального хоста;</text:p>
      <text:p text:style-name="P48"><text:tab/>- подключение модулей расширения;</text:p>
      <text:p text:style-name="P47"><text:tab/><text:tab/>- размещение символических ссылок директорий сайтов в директорию /var/www;</text:p>
      <text:p text:style-name="P46"><text:tab/>- справочную информацию</text:p>
      <text:p text:style-name="P38">Приложение 1</text:p>
      <text:p text:style-name="P36"/>
      <text:p text:style-name="P54">Полный текст скрипта:</text:p>
      <text:p text:style-name="P54"/>
      <text:p text:style-name="P54">#!/bin/bash</text:p>
      <text:p text:style-name="P54"/>
      <text:p text:style-name="P54">RED='\033[1;31m'</text:p>
      <text:p text:style-name="P54">BLUE='\033[1;34m'</text:p>
      <text:p text:style-name="P54">GREEN='\33[0;32m'</text:p>
      <text:p text:style-name="P54">CLEARC='\033[0m'</text:p>
      <text:p text:style-name="P54"/>
      <text:p text:style-name="P54">usage() {</text:p>
      <text:p text:style-name="P54"><text:s text:c="4"/>cat &lt;&lt; EOF</text:p>
      <text:p text:style-name="P54"><text:s text:c="4"/>Usage: $(basename "${BASH_SOURCE[0]}") command [args]</text:p>
      <text:p text:style-name="P54"/>
      <text:p text:style-name="P54"><text:s text:c="4"/>Available commands:</text:p>
      <text:p text:style-name="P54"><text:s text:c="4"/>-h --help - Print this help</text:p>
      <text:p text:style-name="P54"><text:s text:c="4"/>-i --install - Install and configure all requeried packages</text:p>
      <text:p text:style-name="P54"><text:s text:c="4"/>-l --link - make symlinks for site files</text:p>
      <text:p text:style-name="P54"><text:s text:c="4"/>-d --link-dir - make symlinks for dir of site files</text:p>
      <text:p text:style-name="P54">EOF</text:p>
      <text:p text:style-name="P54"><text:s text:c="4"/>exit</text:p>
      <text:p text:style-name="P54">}</text:p>
      <text:p text:style-name="P54"/>
      <text:p text:style-name="P54">print_ln() { <text:s text:c="3"/></text:p>
      <text:p text:style-name="P54"><text:s text:c="4"/>case ${1} in</text:p>
      <text:p text:style-name="P54"><text:s text:c="4"/>Critical) </text:p>
      <text:p text:style-name="P54"><text:s text:c="8"/>ln_color=${RED} ;;</text:p>
      <text:p text:style-name="P54"><text:s text:c="4"/>Success) </text:p>
      <text:p text:style-name="P54"><text:s text:c="8"/>ln_color=${GREEN} ;;</text:p>
      <text:p text:style-name="P54"><text:s text:c="4"/>Info) </text:p>
      <text:p text:style-name="P54"><text:s text:c="8"/>ln_color=${BLUE} ;;</text:p>
      <text:p text:style-name="P54"><text:s text:c="4"/>Default) </text:p>
      <text:p text:style-name="P54"><text:s text:c="8"/>ln_color=${CLEARC} ;;</text:p>
      <text:p text:style-name="P54"><text:s text:c="4"/>esac</text:p>
      <text:p text:style-name="P54"/>
      <text:p text:style-name="P54"><text:s text:c="4"/>printf "${ln_color}${2}${CLEARC}\n" </text:p>
      <text:p text:style-name="P54">}</text:p>
      <text:p text:style-name="P54"/>
      <text:p text:style-name="P54">make_link_dir() {</text:p>
      <text:p text:style-name="P54"><text:s text:c="4"/>cd ${1}</text:p>
      <text:p text:style-name="P54"><text:s text:c="4"/>target_path=/var/www/$(basename ${PWD})</text:p>
      <text:p text:style-name="P54"><text:s text:c="4"/>if [[ -d ${target_path} || -h ${target_path} ]]; then</text:p>
      <text:p text:style-name="P54"><text:s text:c="8"/>print_ln Critical "Directory exists!"</text:p>
      <text:p text:style-name="P54"><text:soft-page-break/><text:s text:c="8"/>read -p "Do you want remove directory? (y/N):"<text:tab/>ans</text:p>
      <text:p text:style-name="P54"><text:tab/> <text:s text:c="3"/>case $ans in</text:p>
      <text:p text:style-name="P54"><text:tab/> <text:s text:c="3"/><text:tab/>[Yy]* ) confirm=1 ;;</text:p>
      <text:p text:style-name="P54"><text:tab/> <text:s text:c="3"/><text:tab/>[Nn]* | *) return;;</text:p>
      <text:p text:style-name="P54"><text:tab/> <text:s text:c="3"/><text:tab/>* ) echo "Valid answers are Y or N.";;</text:p>
      <text:p text:style-name="P54"><text:tab/> <text:s text:c="3"/>esac</text:p>
      <text:p text:style-name="P54"><text:s text:c="4"/></text:p>
      <text:p text:style-name="P54"><text:s text:c="8"/>if(($confirm==1)); then <text:s text:c="3"/></text:p>
      <text:p text:style-name="P54"><text:s text:c="12"/>if [ ! -h ${target_path} ]; then</text:p>
      <text:p text:style-name="P54"><text:s text:c="16"/>sudo rm -rf ${target_path}</text:p>
      <text:p text:style-name="P54"><text:s text:c="12"/>else </text:p>
      <text:p text:style-name="P54"><text:s text:c="16"/>sudo rm ${target_path}</text:p>
      <text:p text:style-name="P54"><text:s text:c="12"/>fi;</text:p>
      <text:p text:style-name="P54"><text:s text:c="8"/>fi;</text:p>
      <text:p text:style-name="P54"><text:s text:c="4"/>fi;</text:p>
      <text:p text:style-name="P54"><text:s text:c="4"/></text:p>
      <text:p text:style-name="P54"><text:s text:c="4"/>sudo ln -s -r ${PWD} /var/www/</text:p>
      <text:p text:style-name="P54"><text:s text:c="4"/>sudo chown -R ${USER}:${USER} ${target_path}</text:p>
      <text:p text:style-name="P54"><text:s text:c="4"/>sudo chmod -R 755 ${target_path}</text:p>
      <text:p text:style-name="P54">}</text:p>
      <text:p text:style-name="P54"/>
      <text:p text:style-name="P54">install() {</text:p>
      <text:p text:style-name="P54"><text:s text:c="4"/>sudo apt update</text:p>
      <text:p text:style-name="P54"><text:s text:c="4"/>yes Y | sudo apt purge apache2</text:p>
      <text:p text:style-name="P54"><text:s text:c="4"/>yes Y | sudo apt install apache2 postgresql postgresql-contrib libpqxx-4.0v5 libpqxx-dev libcgicc3 libcgicc-dev</text:p>
      <text:p text:style-name="P54"><text:s text:c="4"/>sudo a2dissite 000-default.conf</text:p>
      <text:p text:style-name="P54"><text:s text:c="4"/>sudo a2enmod cgi</text:p>
      <text:p text:style-name="P54"/>
      <text:p text:style-name="P54"><text:s text:c="4"/>read -p "Enter .conf file name: " choice</text:p>
      <text:p text:style-name="P54"><text:s text:c="4"/>sudo rm -rf /etc/apache2/site-available/${choice}</text:p>
      <text:p text:style-name="P54"><text:s text:c="4"/>rm -rf ${choice}</text:p>
      <text:p text:style-name="P54"><text:s text:c="4"/>touch ${choice}</text:p>
      <text:p text:style-name="P54"/>
      <text:p text:style-name="P54"><text:s text:c="4"/>printf "</text:p>
      <text:p text:style-name="P54">&lt;VirtualHost *:80&gt;</text:p>
      <text:p text:style-name="P54"><text:s text:c="4"/>DocumentRoot \"/var/www/html\"</text:p>
      <text:p text:style-name="P54"><text:s text:c="4"/>&lt;Directory /var/www/html&gt;</text:p>
      <text:p text:style-name="P54"><text:s text:c="8"/>AllowOverride None</text:p>
      <text:p text:style-name="P54"><text:s text:c="8"/>Options FollowSymLinks</text:p>
      <text:p text:style-name="P54"><text:s text:c="8"/>Options +ExecCGI</text:p>
      <text:p text:style-name="P54"><text:s text:c="8"/>AddHandler cgi-script .cgi</text:p>
      <text:p text:style-name="P54"><text:s text:c="4"/>&lt;/Directory&gt;</text:p>
      <text:p text:style-name="P54">&lt;/VirtualHost&gt;</text:p>
      <text:p text:style-name="P54"><text:soft-page-break/><text:s text:c="4"/>" &gt;&gt; ${choice}</text:p>
      <text:p text:style-name="P54"/>
      <text:p text:style-name="P54"><text:s text:c="4"/>sudo cp -rf ${choice} /etc/apache2/sites-available/${choice}</text:p>
      <text:p text:style-name="P54"><text:s text:c="4"/>rm -rf ${choice}</text:p>
      <text:p text:style-name="P54"><text:s text:c="4"/>sudo a2ensite ${choice}</text:p>
      <text:p text:style-name="P54"/>
      <text:p text:style-name="P54"><text:s text:c="4"/>sudo chown -R ${USER}:${USER} /var/www/html</text:p>
      <text:p text:style-name="P54"><text:s text:c="4"/>sudo chmod -R 755 /var/www/html</text:p>
      <text:p text:style-name="P54"><text:s text:c="4"/></text:p>
      <text:p text:style-name="P54"><text:s text:c="4"/>cp -rf /etc/apache2/apache2.conf .</text:p>
      <text:p text:style-name="P54"><text:s text:c="4"/>sudo printf "</text:p>
      <text:p text:style-name="P54">&lt;Directory /var/www/html&gt;</text:p>
      <text:p text:style-name="P54"><text:s text:c="4"/>AllowOverride None</text:p>
      <text:p text:style-name="P54"><text:s text:c="4"/>Options FollowSymLinks</text:p>
      <text:p text:style-name="P54"><text:s text:c="4"/>Options +ExecCGI</text:p>
      <text:p text:style-name="P54"><text:s text:c="4"/>AddHandler cgi-script .cgi</text:p>
      <text:p text:style-name="P54">&lt;/Directory&gt;</text:p>
      <text:p text:style-name="P54"><text:s text:c="4"/>" &gt;&gt; apache2.conf</text:p>
      <text:p text:style-name="P54"/>
      <text:p text:style-name="P54"><text:s text:c="4"/>sudo cp -rf apache2.conf /etc/apache2/apache2.conf</text:p>
      <text:p text:style-name="P54"><text:s text:c="4"/>rm -rf apache2.conf</text:p>
      <text:p text:style-name="P54"><text:s text:c="4"/>sudo systemctl reload apache2.service</text:p>
      <text:p text:style-name="P54"><text:s text:c="4"/>print_ln Success "Web-server install and configure success"</text:p>
      <text:p text:style-name="P54"/>
      <text:p text:style-name="P54"><text:s text:c="4"/>read -p "Do you want to add symbolic links? (y/N):"<text:tab/>ans</text:p>
      <text:p text:style-name="P54"><text:tab/>case $ans in</text:p>
      <text:p text:style-name="P54"><text:tab/><text:tab/>[Yy]* ) confirm=1 ;;</text:p>
      <text:p text:style-name="P54"><text:tab/><text:tab/>[Nn]* | *) return;;</text:p>
      <text:p text:style-name="P54"><text:tab/><text:tab/>* ) echo "Valid answers are Y or N.";;</text:p>
      <text:p text:style-name="P54"><text:tab/>esac</text:p>
      <text:p text:style-name="P54"><text:s text:c="4"/></text:p>
      <text:p text:style-name="P54"><text:tab/>if(($confirm==1)); then</text:p>
      <text:p text:style-name="P54"><text:s text:c="8"/>read -p "Enter folder to link: " folder</text:p>
      <text:p text:style-name="P54"><text:s text:c="8"/>make_link_dir ${folder}</text:p>
      <text:p text:style-name="P54"><text:tab/>fi;</text:p>
      <text:p text:style-name="P54"/>
      <text:p text:style-name="P54"><text:s text:c="4"/>exit</text:p>
      <text:p text:style-name="P54">}</text:p>
      <text:p text:style-name="P54"/>
      <text:p text:style-name="P54">parse_params() {</text:p>
      <text:p text:style-name="P54"><text:s text:c="4"/>params=''</text:p>
      <text:p text:style-name="P54"><text:s text:c="4"/>while [[ $# -gt 0 ]]; do</text:p>
      <text:p text:style-name="P54"><text:s text:c="8"/>case $1 in</text:p>
      <text:p text:style-name="P54"><text:s text:c="8"/>-h | --help) </text:p>
      <text:p text:style-name="P54"><text:soft-page-break/><text:s text:c="12"/>usage ;;</text:p>
      <text:p text:style-name="P54"><text:tab/> <text:s text:c="3"/>-i | --install) </text:p>
      <text:p text:style-name="P54"><text:s text:c="12"/>install ;;</text:p>
      <text:p text:style-name="P54"><text:s text:c="8"/>-d | --link-dir)</text:p>
      <text:p text:style-name="P54"><text:s text:c="12"/>make_link_dir ${2};;</text:p>
      <text:p text:style-name="P54"><text:s text:c="8"/>-* | --* | -?*)</text:p>
      <text:p text:style-name="P54"><text:s text:c="12"/>print_ln Critical "Invalid command"</text:p>
      <text:p text:style-name="P54"><text:s text:c="12"/>usage</text:p>
      <text:p text:style-name="P54"><text:s text:c="12"/>break ;;</text:p>
      <text:p text:style-name="P54"><text:s text:c="8"/>esac</text:p>
      <text:p text:style-name="P54"><text:s text:c="8"/>shift</text:p>
      <text:p text:style-name="P54"><text:s text:c="4"/>done</text:p>
      <text:p text:style-name="P54"><text:s text:c="4"/>return 0</text:p>
      <text:p text:style-name="P54">}</text:p>
      <text:p text:style-name="P54"/>
      <text:p text:style-name="P54">argc=${$#}</text:p>
      <text:p text:style-name="P54">parse_params "$@"</text:p>
      <text:p text:style-name="P54"/>
      <text:p text:style-name="P54">if (( $argc &lt;= 1 )); then</text:p>
      <text:p text:style-name="P54"><text:tab/>echo "argc="$argc</text:p>
      <text:p text:style-name="P54"><text:tab/>usage</text:p>
      <text:p text:style-name="P54">f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29T23:49:53.249700420</dc:date>
    <meta:editing-cycles>130</meta:editing-cycles>
    <meta:editing-duration>P1DT10H22M46S</meta:editing-duration>
    <meta:generator>LibreOffice/7.3.3.2$Linux_X86_64 LibreOffice_project/30$Build-2</meta:generator>
    <meta:document-statistic meta:table-count="4" meta:image-count="0" meta:object-count="0" meta:page-count="10" meta:paragraph-count="331" meta:word-count="1169" meta:character-count="9548" meta:non-whitespace-character-count="74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